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f9e" officeooo:paragraph-rsid="00169f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 cài đặt viết thư viện single linked list gồm</text:p>
      <text:p text:style-name="P1">1. make new node</text:p>
      <text:p text:style-name="P1">2. readnode</text:p>
      <text:p text:style-name="P1">3.displaynode</text:p>
      <text:p text:style-name="P1">4.insert at head</text:p>
      <text:p text:style-name="P1">5. insert after cur.</text:p>
      <text:p text:style-name="P1">6. </text:p>
      <text:p text:style-name="P1">7. Before current</text:p>
      <text:p text:style-name="P1">8. Finish</text:p>
      <text:p text:style-name="P1">9. Delete first element.</text:p>
      <text:p text:style-name="P1">10. Delete cur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16:26:57.560880373</meta:creation-date>
    <dc:date>2017-03-17T17:02:15.003246435</dc:date>
    <meta:editing-duration>PT25M7S</meta:editing-duration>
    <meta:editing-cycles>1</meta:editing-cycles>
    <meta:document-statistic meta:table-count="0" meta:image-count="0" meta:object-count="0" meta:page-count="1" meta:paragraph-count="11" meta:word-count="37" meta:character-count="192" meta:non-whitespace-character-count="165"/>
    <meta:generator>LibreOffice/5.1.6.2$Linux_X86_64 LibreOffice_project/10m0$Build-2</meta:generator>
  </office:meta>
</office:document-meta>
</file>